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5" style:family="paragraph" style:parent-style-name="Standard">
      <style:paragraph-properties fo:text-align="justify" style:justify-single-word="false"/>
      <style:text-properties officeooo:rsid="00260f98" officeooo:paragraph-rsid="002d395b"/>
    </style:style>
    <style:style style:name="P16" style:family="paragraph" style:parent-style-name="Standard">
      <style:paragraph-properties fo:text-align="justify" style:justify-single-word="false"/>
      <style:text-properties officeooo:rsid="002d730b" officeooo:paragraph-rsid="002d730b"/>
    </style:style>
    <style:style style:name="P17" style:family="paragraph" style:parent-style-name="Standard">
      <style:paragraph-properties fo:text-align="justify" style:justify-single-word="false"/>
      <style:text-properties officeooo:rsid="002e68b3" officeooo:paragraph-rsid="002e68b3"/>
    </style:style>
    <style:style style:name="P18" style:family="paragraph" style:parent-style-name="Standard">
      <style:paragraph-properties fo:text-align="justify" style:justify-single-word="false"/>
      <style:text-properties officeooo:rsid="002f20aa" officeooo:paragraph-rsid="002f20aa"/>
    </style:style>
    <style:style style:name="P19" style:family="paragraph" style:parent-style-name="Standard">
      <style:paragraph-properties fo:text-align="justify" style:justify-single-word="false"/>
      <style:text-properties officeooo:rsid="0030db30" officeooo:paragraph-rsid="0030db30"/>
    </style:style>
    <style:style style:name="P20" style:family="paragraph" style:parent-style-name="Standard">
      <style:paragraph-properties fo:text-align="justify" style:justify-single-word="false"/>
      <style:text-properties officeooo:rsid="0031eaad" officeooo:paragraph-rsid="0031eaad"/>
    </style:style>
    <style:style style:name="P21" style:family="paragraph" style:parent-style-name="Standard">
      <style:paragraph-properties fo:text-align="justify" style:justify-single-word="false"/>
      <style:text-properties officeooo:rsid="0031eaad" officeooo:paragraph-rsid="003303c9"/>
    </style:style>
    <style:style style:name="P22" style:family="paragraph" style:parent-style-name="Standard">
      <style:paragraph-properties fo:text-align="justify" style:justify-single-word="false"/>
      <style:text-properties officeooo:rsid="00359a15" officeooo:paragraph-rsid="00359a15"/>
    </style:style>
    <style:style style:name="P23" style:family="paragraph" style:parent-style-name="Standard">
      <style:paragraph-properties fo:text-align="justify" style:justify-single-word="false"/>
      <style:text-properties officeooo:rsid="002c6b7d" officeooo:paragraph-rsid="002d395b"/>
    </style:style>
    <style:style style:name="P24" style:family="paragraph" style:parent-style-name="Standard">
      <style:paragraph-properties fo:text-align="justify" style:justify-single-word="false"/>
      <style:text-properties officeooo:rsid="00338155" officeooo:paragraph-rsid="00338155"/>
    </style:style>
    <style:style style:name="P25" style:family="paragraph" style:parent-style-name="Standard">
      <style:paragraph-properties fo:text-align="justify" style:justify-single-word="false"/>
      <style:text-properties officeooo:rsid="003a72fe" officeooo:paragraph-rsid="003a72fe"/>
    </style:style>
    <style:style style:name="P26" style:family="paragraph" style:parent-style-name="Standard">
      <style:paragraph-properties fo:text-align="justify" style:justify-single-word="false"/>
      <style:text-properties officeooo:rsid="0028f2e7" officeooo:paragraph-rsid="0028f2e7"/>
    </style:style>
    <style:style style:name="P27" style:family="paragraph" style:parent-style-name="Standard">
      <style:paragraph-properties fo:text-align="justify" style:justify-single-word="false"/>
      <style:text-properties officeooo:rsid="0008771e" officeooo:paragraph-rsid="0008771e"/>
    </style:style>
    <style:style style:name="P28" style:family="paragraph" style:parent-style-name="Standard">
      <style:text-properties fo:font-weight="bold" officeooo:rsid="0020d830" officeooo:paragraph-rsid="0020d830" style:font-weight-asian="bold" style:font-weight-complex="bold"/>
    </style:style>
    <style:style style:name="P29" style:family="paragraph" style:parent-style-name="Standard">
      <style:text-properties fo:font-weight="bold" officeooo:rsid="00216456" officeooo:paragraph-rsid="00216456" style:font-weight-asian="bold" style:font-weight-complex="bold"/>
    </style:style>
    <style:style style:name="P30" style:family="paragraph" style:parent-style-name="Standard" style:list-style-name="L1">
      <style:paragraph-properties fo:text-align="justify" style:justify-single-word="false"/>
      <style:text-properties officeooo:rsid="00216456" officeooo:paragraph-rsid="00247682"/>
    </style:style>
    <style:style style:name="P31" style:family="paragraph" style:parent-style-name="Standard" style:list-style-name="L1">
      <style:paragraph-properties fo:text-align="justify" style:justify-single-word="false"/>
      <style:text-properties officeooo:rsid="00216456" officeooo:paragraph-rsid="00216456"/>
    </style:style>
    <style:style style:name="P32" style:family="paragraph" style:parent-style-name="Standard" style:list-style-name="L1">
      <style:paragraph-properties fo:text-align="justify" style:justify-single-word="false"/>
      <style:text-properties officeooo:rsid="0023e57b" officeooo:paragraph-rsid="0023e57b"/>
    </style:style>
    <style:style style:name="P33" style:family="paragraph" style:parent-style-name="Standard" style:list-style-name="L1">
      <style:paragraph-properties fo:text-align="justify" style:justify-single-word="false"/>
      <style:text-properties officeooo:rsid="0023e58e" officeooo:paragraph-rsid="0023e58e"/>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1b738"/>
    </style:style>
    <style:style style:name="T12" style:family="text">
      <style:text-properties officeooo:rsid="003303c9"/>
    </style:style>
    <style:style style:name="T13" style:family="text">
      <style:text-properties officeooo:rsid="003829e2"/>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quirements for tBB</text:p>
      <text:p text:style-name="P2">Daniele Parmeggiani for Doxee, 13/07/2016</text:p>
      <text:p text:style-name="P1"/>
      <text:p text:style-name="P1"/>
      <text:p text:style-name="P1">The program tBB has to/is supposed to:</text:p>
      <text:list xml:id="list818216999246395283" text:style-name="L1">
        <text:list-item>
          <text:p text:style-name="P30">Discover every up host in a network <text:span text:style-name="T2">and notify (depending on user settings) state changes in these hosts</text:span>.</text:p>
        </text:list-item>
        <text:list-item>
          <text:p text:style-name="P30">Use different discovery mechanisms in order to ensure the host isn't hiding from a specific mechanism.</text:p>
        </text:list-item>
        <text:list-item>
          <text:p text:style-name="P31">Keep track of the hosts over time with repeated refreshes of the network status.</text:p>
        </text:list-item>
        <text:list-item>
          <text:p text:style-name="P31">Not congest the network <text:span text:style-name="T2">as much as possible</text:span>.</text:p>
        </text:list-item>
        <text:list-item>
          <text:p text:style-name="P32">Discover hosts within a reasonable time.</text:p>
        </text:list-item>
        <text:list-item>
          <text:p text:style-name="P31">Provide a way to handle service downtime (e.g.: power loss, <text:span text:style-name="T2">maintenance</text:span>) consistently between sessions.</text:p>
        </text:list-item>
        <text:list-item>
          <text:p text:style-name="P31">Provide services that can interact with end-users to let know of <text:span text:style-name="T1">suspect activity (e.g.: host IP change, host MAC change, host ICMP hiding, host MAC hiding, etc) on the network.</text:span></text:p>
        </text:list-item>
        <text:list-item>
          <text:p text:style-name="P31">Provide a way to interact with it. Either by a command line interface or by a graphical interface or both.</text:p>
        </text:list-item>
        <text:list-item>
          <text:p text:style-name="P33">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6">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7">The tBB daemon has to be run as root so as to keep secret the password file and to provide permission to read it.</text:p>
      <text:p text:style-name="P5"/>
      <text:p text:style-name="P5"/>
      <text:p text:style-name="P7">Network scanning.</text:p>
      <text:p text:style-name="P15">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3">Additionally after the IP and MAC address of a host are found by any of these mechanisms, the other mechanisms won't be triggered during the same scan iteration.</text:p>
      <text:p text:style-name="P15"/>
      <text:p text:style-name="P15"/>
      <text:p text:style-name="P11">ICMP discovery.</text:p>
      <text:p text:style-name="P20">The ICMP discovery method consists of a simple ping request to the specified I<text:span text:style-name="T12">P(</text:span>s<text:span text:style-name="T12">)</text:span>. It is considered the most lightweight in terms of time and resources and should be ran first.</text:p>
      <text:p text:style-name="P20">If a host is discovered using this method, its IP is known and other discovery methods may not be requested.</text:p>
      <text:p text:style-name="P20"/>
      <text:p text:style-name="P20"/>
      <text:p text:style-name="P12">ARP discovery.</text:p>
      <text:p text:style-name="P21">The <text:span text:style-name="T12">ARP</text:span> discovery method consists of a simple <text:span text:style-name="T12">ARP</text:span> request to the specified I<text:span text:style-name="T12">P(</text:span>s<text:span text:style-name="T12">)</text:span>.</text:p>
      <text:p text:style-name="P21">If a host is discovered using this method, its IP <text:span text:style-name="T12">and MAC address are</text:span> known and other discovery methods may not be requested.</text:p>
      <text:p text:style-name="P21"/>
      <text:p text:style-name="P21"/>
      <text:p text:style-name="P13">SYN discovery.</text:p>
      <text:p text:style-name="P24">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5"/>
      <text:p text:style-name="P15"/>
      <text:p text:style-name="P8">Host tracking.</text:p>
      <text:p text:style-name="P16">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7"><text:soft-page-break/>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This file path should be hard coded into tBB so as to ensure only root is allowed to change it.</text:span></text:p>
      <text:p text:style-name="P25">This requires tBB to be run as root.</text:p>
      <text:p text:style-name="P17">Data sent and received over the open socket is required to be in the JSON format.</text:p>
      <text:p text:style-name="P5"/>
      <text:p text:style-name="P5"/>
      <text:p text:style-name="P9">Configuration file.</text:p>
      <text:p text:style-name="P18">The configuration file for the tBB service is in JSON format. See related documentation [SPECIFY] for further detail.</text:p>
      <text:p text:style-name="P5"/>
      <text:p text:style-name="P5"/>
      <text:p text:style-name="P10">Notifiers.</text:p>
      <text:p text:style-name="P19">Notifiers are external scripts that allow tBB to notify users of specific events (e.g.: host connected hiding its IP address). They aren't restricted <text:span text:style-name="T11">[DOES THIS RISE SECURITY CONCERNS?] </text:span>and may implement any notification mechanism they deem useful. See related documentation [SPECIFY] for further detail.</text:p>
      <text:p text:style-name="P19">Notifiers are dynamically loaded from the [NAME IT] folder at tBB start.</text:p>
      <text:p text:style-name="P5"/>
      <text:p text:style-name="P5"/>
      <text:p text:style-name="P14">Asyncrony <text:span text:style-name="T13">and general performance</text:span>.</text:p>
      <text:p text:style-name="P22">In order for tBB to perform network scans, serialization, port requests handling and other calculations in general at the same time, it has been chosen that tBB will make use of Python's asyncio library.</text:p>
      <text:p text:style-name="P5"/>
      <text:p text:style-name="Standard"/>
      <text:p text:style-name="Standard"/>
      <text:p text:style-name="Standard"/>
      <text:p text:style-name="Standard"/>
      <text:p text:style-name="Standard"/>
      <text:p text:style-name="Standard"><draw:frame draw:style-name="fr1" draw:name="Object1" text:anchor-type="paragraph" svg:width="8.2681in" svg:height="4.2307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7-18T12:41:17.090888089</dc:date>
    <meta:editing-duration>PT2H55M37S</meta:editing-duration>
    <meta:editing-cycles>5</meta:editing-cycles>
    <meta:generator>LibreOffice/5.0.3.2$Linux_X86_64 LibreOffice_project/00m0$Build-2</meta:generator>
    <meta:document-statistic meta:table-count="0" meta:image-count="0" meta:object-count="1" meta:page-count="4" meta:paragraph-count="42" meta:word-count="839" meta:character-count="4858" meta:non-whitespace-character-count="40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7.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text-position="-26%"/>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number-columns-repeated="2" table:default-cell-style-name="ce6"/>
        <table:table-column table:style-name="co5" table:number-columns-repeated="4"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number-columns-repeated="2"/>
          <table:table-cell table:number-columns-repeated="4"/>
        </table:table-row>
        <table:table-row table:style-name="ro1">
          <table:table-cell table:style-name="ce2" table:number-columns-repeated="2"/>
          <table:table-cell table:number-columns-repeated="2"/>
          <table:table-cell table:style-name="ce2" table:number-columns-repeated="2"/>
          <table:table-cell table:number-columns-repeated="3"/>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number-columns-repeated="2"/>
          <table:table-cell table:number-columns-repeated="4"/>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number-columns-repeated="2"/>
          <table:table-cell table:number-columns-repeated="4"/>
        </table:table-row>
        <table:table-row table:style-name="ro1" table:number-rows-repeated="2">
          <table:table-cell table:style-name="ce2" table:number-columns-repeated="2"/>
          <table:table-cell table:number-columns-repeated="2"/>
          <table:table-cell table:style-name="ce2" table:number-columns-repeated="2"/>
          <table:table-cell table:number-columns-repeated="4"/>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style-name="ce2"/>
          <table:table-cell table:number-columns-repeated="3"/>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number-columns-repeated="5"/>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 (?).</text:p>
          </table:table-cell>
          <table:table-cell table:number-columns-repeated="5"/>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number-columns-repeated="5"/>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number-columns-repeated="5"/>
        </table:table-row>
        <table:table-row table:style-name="ro2">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number-columns-repeated="2"/>
          <table:table-cell office:value-type="string" calcext:value-type="string">
            <text:p>Tracker implementation.</text:p>
          </table:table-cell>
          <table:table-cell table:style-name="ce2"/>
          <table:table-cell table:number-columns-repeated="3"/>
          <table:table-cell table:style-name="ce6" office:value-type="string" calcext:value-type="string">
            <text:p>α<text:span text:style-name="T1">1</text:span></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6"/>
          <table:table-cell table:style-name="ce8"/>
          <table:table-cell office:value-type="string" calcext:value-type="string">
            <text:p>Serialization mechanism implementation.</text:p>
          </table:table-cell>
          <table:table-cell table:number-columns-repeated="2"/>
          <table:table-cell table:style-name="Default" table:number-columns-repeated="3"/>
        </table:table-row>
        <table:table-row table:style-name="ro2">
          <table:table-cell table:style-name="ce7" table:formula="of:=&quot;26/07/2016&quot;" office:value-type="string" office:string-value="26/07/2016" calcext:value-type="string">
            <text:p>26/07/2016</text:p>
          </table:table-cell>
          <table:table-cell table:formula="of:=&quot;26/07/2016&quot;" office:value-type="string" office:string-value="26/07/2016" calcext:value-type="string">
            <text:p>26/07/2016</text:p>
          </table:table-cell>
          <table:table-cell table:style-name="ce7"/>
          <table:table-cell table:style-name="ce8"/>
          <table:table-cell office:value-type="string" calcext:value-type="string">
            <text:p>Notification mechanism implementation.</text:p>
          </table:table-cell>
          <table:table-cell table:number-columns-repeated="2"/>
          <table:table-cell table:style-name="Default" table:number-columns-repeated="2"/>
          <table:table-cell table:style-name="ce6" office:value-type="string" calcext:value-type="string">
            <text:p>α<text:span text:style-name="T1">2</text:span></text:p>
          </table:table-cell>
        </table:table-row>
        <table:table-row table:style-name="ro1">
          <table:table-cell table:style-name="ce7" table:formula="of:=&quot;27/07/2016&quot;" office:value-type="string" office:string-value="27/07/2016" calcext:value-type="string">
            <text:p>27/07/2016</text:p>
          </table:table-cell>
          <table:table-cell table:formula="of:=&quot;27/07/2016&quot;" office:value-type="string" office:string-value="27/07/2016" calcext:value-type="string">
            <text:p>27/07/2016</text:p>
          </table:table-cell>
          <table:table-cell table:number-columns-repeated="2"/>
          <table:table-cell office:value-type="string" calcext:value-type="string">
            <text:p>Built-in notifiers implementation.</text:p>
          </table:table-cell>
          <table:table-cell table:number-columns-repeated="5"/>
        </table:table-row>
        <table:table-row table:style-name="ro1">
          <table:table-cell table:style-name="ce7" table:formula="of:=&quot;28/07/2016&quot;" office:value-type="string" office:string-value="28/07/2016" calcext:value-type="string">
            <text:p>28/07/2016</text:p>
          </table:table-cell>
          <table:table-cell table:formula="of:=&quot;01/08/2016&quot;" office:value-type="string" office:string-value="01/08/2016" calcext:value-type="string">
            <text:p>01/08/2016</text:p>
          </table:table-cell>
          <table:table-cell table:number-columns-repeated="2"/>
          <table:table-cell office:value-type="string" calcext:value-type="string">
            <text:p>Back-end handler implementation.</text:p>
          </table:table-cell>
          <table:table-cell table:number-columns-repeated="5"/>
        </table:table-row>
        <table:table-row table:style-name="ro1">
          <table:table-cell table:style-name="ce7" table:formula="of:=&quot;01/08/2016&quot;" office:value-type="string" office:string-value="01/08/2016" calcext:value-type="string">
            <text:p>01/08/2016</text:p>
          </table:table-cell>
          <table:table-cell table:formula="of:=&quot;03/08/2016&quot;" office:value-type="string" office:string-value="03/08/2016" calcext:value-type="string">
            <text:p>03/08/2016</text:p>
          </table:table-cell>
          <table:table-cell table:number-columns-repeated="2"/>
          <table:table-cell office:value-type="string" calcext:value-type="string">
            <text:p>Built-in CLI back-end implementation.</text:p>
          </table:table-cell>
          <table:table-cell table:style-name="ce2"/>
          <table:table-cell table:number-columns-repeated="3"/>
          <table:table-cell table:style-name="ce6" office:value-type="string" calcext:value-type="string">
            <text:p>β</text:p>
          </table:table-cell>
        </table:table-row>
        <table:table-row table:style-name="ro1">
          <table:table-cell table:style-name="ce5" table:formula="of:=&quot;03/08/2016&quot;" office:value-type="string" office:string-value="03/08/2016" calcext:value-type="string">
            <text:p>03/08/2016</text:p>
          </table:table-cell>
          <table:table-cell table:formula="of:=&quot;09/08/2016&quot;" office:value-type="string" office:string-value="09/08/2016" calcext:value-type="string">
            <text:p>09/08/2016</text:p>
          </table:table-cell>
          <table:table-cell table:number-columns-repeated="2"/>
          <table:table-cell office:value-type="string" calcext:value-type="string">
            <text:p>Built-in web back-end implementation.</text:p>
          </table:table-cell>
          <table:table-cell table:style-name="ce2"/>
          <table:table-cell table:number-columns-repeated="3"/>
          <table:table-cell table:style-name="Default"/>
        </table:table-row>
        <table:table-row table:style-name="ro1">
          <table:table-cell table:style-name="ce5" table:formula="of:=&quot;10/08/2016&quot;" office:value-type="string" office:string-value="10/08/2016" calcext:value-type="string">
            <text:p>10/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number-columns-repeated="4"/>
          <table:table-cell office:value-type="string" calcext:value-type="string">
            <text:p>RC</text:p>
          </table:table-cell>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00/00/0000</text:date>, <text:time style:data-style-name="N2" text:time-value="12:35:03.828977933">00:00:00</text:time></text:p>
        </style:region-right>
      </style:header>
      <style:header-left style:display="false"/>
      <style:footer>
        <text:p>Page <text:page-number>1</text:page-number> / <text:page-count>99</text:page-count></text:p>
      </style:footer>
      <style:footer-left style:display="false"/>
    </style:master-page>
  </office:master-styles>
</office:document-styles>
</file>